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900000057A0DB6F9337D8CBAD.png" manifest:media-type="image/png"/>
  <manifest:file-entry manifest:full-path="Pictures/100000010000065200000278C619A5B3E177C9CE.png" manifest:media-type="image/png"/>
  <manifest:file-entry manifest:full-path="Pictures/1000000100000627000001AA6ECB4E12F84F48E6.png" manifest:media-type="image/png"/>
  <manifest:file-entry manifest:full-path="Pictures/100000010000053B0000034F85A499CFAAFA81C3.png" manifest:media-type="image/png"/>
  <manifest:file-entry manifest:full-path="Pictures/1000000100000659000001F90CC8818A7EEB31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nit 4</text:p>
          </draw:text-box>
        </draw:frame>
        <draw:frame draw:style-name="gr1" draw:text-style-name="P2" draw:layer="layout" svg:width="7.059cm" svg:height="1.673cm" svg:x="1.5cm" svg:y="3.5cm">
          <draw:text-box>
            <text:p>Mobility</text:p>
            <text:p>u_n = 500 cm^2 / (V*S)</text:p>
          </draw:text-box>
        </draw:frame>
        <draw:frame draw:style-name="gr2" draw:text-style-name="P3" draw:layer="layout" svg:width="21cm" svg:height="6.526cm" svg:x="6.5cm" svg:y="2.5cm">
          <draw:image xlink:href="Pictures/1000000100000659000001F90CC8818A7EEB31FA.png" xlink:type="simple" xlink:show="embed" xlink:actuate="onLoad" draw:mime-type="image/png">
            <text:p/>
          </draw:image>
        </draw:frame>
        <draw:frame draw:style-name="gr2" draw:text-style-name="P3" draw:layer="layout" svg:width="25.5cm" svg:height="6.896cm" svg:x="0.5cm" svg:y="8.604cm">
          <draw:image xlink:href="Pictures/1000000100000627000001AA6ECB4E12F84F48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Unit n</text:p>
          </draw:text-box>
        </draw:frame>
        <draw:frame draw:style-name="gr2" draw:text-style-name="P3" draw:layer="layout" svg:width="24.036cm" svg:height="9.388cm" svg:x="4cm" svg:y="3.981cm">
          <draw:image xlink:href="Pictures/100000010000065200000278C619A5B3E177C9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Unit n</text:p>
          </draw:text-box>
        </draw:frame>
        <draw:frame draw:style-name="gr4" draw:text-style-name="P5" draw:layer="layout" svg:width="15.986cm" svg:height="10.112cm" svg:x="10.5cm" svg:y="5.663cm">
          <draw:image xlink:href="Pictures/100000010000053B0000034F85A499CFAAFA81C3.png" xlink:type="simple" xlink:show="embed" xlink:actuate="onLoad" draw:mime-type="image/png">
            <text:p/>
          </draw:image>
        </draw:frame>
        <draw:frame draw:style-name="gr4" draw:text-style-name="P5" draw:layer="layout" svg:width="15.536cm" svg:height="1.164cm" svg:x="1.5cm" svg:y="3.836cm">
          <draw:image xlink:href="Pictures/100000010000048900000057A0DB6F9337D8CBA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8e86ae" draw:fill-gradient-name="Pastel_20_Dream" draw:gradient-step-count="0" draw:opacity="100%" draw:opacity-name="Transparency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07:52:48.997800332</meta:creation-date>
    <dc:date>2024-01-28T21:33:52.209351808</dc:date>
    <meta:editing-duration>PT19H53M58S</meta:editing-duration>
    <meta:editing-cycles>10</meta:editing-cycles>
    <meta:generator>LibreOffice/7.3.7.2$Linux_X86_64 LibreOffice_project/30$Build-2</meta:generator>
    <meta:document-statistic meta:object-count="36"/>
  </office:meta>
</office:document-meta>
</file>